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9.659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4.565cm"/>
    </style:style>
    <style:style style:name="Table1.B1" style:family="table-cell">
      <style:table-cell-properties style:vertical-align="bottom"/>
    </style:style>
    <style:style style:name="P1" style:family="paragraph" style:parent-style-name="Standard">
      <style:text-properties fo:font-size="54pt" officeooo:rsid="00021e0f" officeooo:paragraph-rsid="00021e0f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54pt" officeooo:rsid="00021e0f" officeooo:paragraph-rsid="00021e0f" style:font-size-asian="54pt" style:font-size-complex="54pt"/>
    </style:style>
    <style:style style:name="P3" style:family="paragraph" style:parent-style-name="Standard">
      <style:text-properties fo:font-size="26pt" officeooo:rsid="00021e0f" officeooo:paragraph-rsid="00021e0f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021e0f" officeooo:paragraph-rsid="00021e0f" style:font-size-asian="26pt" style:font-size-complex="26pt"/>
    </style:style>
    <style:style style:name="P5" style:family="paragraph" style:parent-style-name="Standard">
      <style:paragraph-properties fo:text-align="end" style:justify-single-word="false"/>
      <style:text-properties fo:font-size="13.6999998092651pt" officeooo:rsid="00021e0f" officeooo:paragraph-rsid="00021e0f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21e0f" officeooo:paragraph-rsid="00021e0f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2b9ba" officeooo:paragraph-rsid="0002b9ba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2b9ba" officeooo:paragraph-rsid="0003d2ae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03d2ae" officeooo:paragraph-rsid="0003d2ae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color="#000000" fo:font-size="13.6999998092651pt" style:text-underline-style="none" officeooo:rsid="0003d2ae" officeooo:paragraph-rsid="0003d2ae" fo:background-color="transparent" style:font-size-asian="12pt" style:font-size-complex="13.699999809265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2b9ba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font-size-asian="10pt" fo:background-color="#e8f2fe"/>
    </style:style>
    <style:style style:name="T4" style:family="text">
      <style:text-properties style:font-name="Monospace" fo:font-size="10pt" style:font-size-asian="10pt" fo:background-color="#e8f2fe"/>
    </style:style>
    <style:style style:name="T5" style:family="text">
      <style:text-properties style:font-name="Monospace" fo:font-size="10pt" officeooo:rsid="0002b9ba" style:font-size-asian="10pt" fo:background-color="#e8f2fe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officeooo:rsid="0003d2ae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 fo:background-color="#e8f2f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font-size-asian="10pt" fo:background-color="#e8f2fe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개발 버그 리포트</text:p>
      <text:p text:style-name="P3"/>
      <text:p text:style-name="P4">myahrs+를 이용한 </text:p>
      <text:p text:style-name="P4">turtlesim_node에서의 거북이 움직이기 </text:p>
      <text:p text:style-name="P4"/>
      <text:p text:style-name="P4"/>
      <text:p text:style-name="P4"/>
      <text:p text:style-name="P4"/>
      <text:p text:style-name="P4"/>
      <text:p text:style-name="P5">최종 작성일: 2019년 1월 9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. 2018 1월</text:p>
      <text:p text:style-name="P6"/>
      <text:p text:style-name="P6">1.1 <text:s/>1/3 myahrs의 실행</text:p>
      <text:p text:style-name="P6"/>
      <text:p text:style-name="P6"><text:s text:c="3"/>1.1.1 문제점: 드라이버 실행이 안됨</text:p>
      <text:p text:style-name="P6"/>
      <text:p text:style-name="P6"><text:s text:c="8"/>1.1.2 해결법: sudo chmod 777 /dev/ttyACM0 을 통해 권한 부여</text:p>
      <text:p text:style-name="P6"/>
      <text:p text:style-name="P6"/>
      <text:p text:style-name="P6">1.2 <text:s/>1/7 “ros/ros.h” 헤더파일 에러 </text:p>
      <text:p text:style-name="P6"><text:s/></text:p>
      <text:p text:style-name="Standard"><text:s text:c="4"/><text:span text:style-name="T1">1.2</text:span>.1 문제점: error “ros.ros.h” 헤더파일을 찾을 수 없습니다.</text:p>
      <text:p text:style-name="P6"/>
      <text:p text:style-name="P6"><text:s text:c="5"/>1.2.2 해결법: <text:span text:style-name="T1">CMakeList.txt 에서 디렉토리를 인클루</text:span></text:p>
      <text:p text:style-name="P6"><text:span text:style-name="T3"><text:s text:c="16"/>include_directories(${catkin_INCLUDE_DIRS</text:span><text:span text:style-name="T5">})</text:span></text:p>
      <text:p text:style-name="P6"/>
      <text:p text:style-name="P6"/>
      <text:p text:style-name="P7">1.3 1/8 메세지콜백함수 error</text:p>
      <text:p text:style-name="P7"><text:s text:c="3"/></text:p>
      <text:p text:style-name="P8"><text:s text:c="5"/>1.3.1 문제점: error: “<text:span text:style-name="T7">~~`” does not name a type</text:span></text:p>
      <text:p text:style-name="P8"/>
      <text:p text:style-name="P9">1.3.2 해결법: sensor_msg 를 사용하기 위한 헤더파일 imu.h 레퍼런스를 roswiki에서 검색해서 올바른 Typedefs를 찾는다.</text:p>
      <text:p text:style-name="P9"/>
      <text:p text:style-name="P9">예시)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">typedef ::<text:a xlink:type="simple" xlink:href="http://docs.ros.org/electric/api/sensor_msgs/html/structsensor__msgs_1_1Imu__.html" text:style-name="Internet_20_link" text:visited-style-name="Visited_20_Internet_20_Link">sensor_msgs::Imu_</text:a><text:line-break/>&lt; std::allocator&lt; void &gt; &gt; </text:p>
          </table:table-cell>
          <table:table-cell table:style-name="Table1.B1" office:value-type="string">
            <text:p text:style-name="Table_20_Contents"><text:a xlink:type="simple" xlink:href="http://docs.ros.org/electric/api/sensor_msgs/html/namespacesensor__msgs.html#a2817cecdf6930e89b0b8eb5ce90563cb" text:style-name="Internet_20_link" text:visited-style-name="Visited_20_Internet_20_Link">sensor_msgs::Imu</text:a></text:p>
          </table:table-cell>
        </table:table-row>
        <table:table-row>
          <table:table-cell office:value-type="string">
            <text:p text:style-name="P12">typedef boost::shared_ptr<text:line-break/>&lt; ::<text:a xlink:type="simple" xlink:href="http://docs.ros.org/electric/api/sensor_msgs/html/structsensor__msgs_1_1Imu__.html" text:style-name="Internet_20_link" text:visited-style-name="Visited_20_Internet_20_Link">sensor_msgs::Imu</text:a> const &gt; </text:p>
          </table:table-cell>
          <table:table-cell table:style-name="Table1.B1" office:value-type="string">
            <text:p text:style-name="Table_20_Contents"><text:a xlink:type="simple" xlink:href="http://docs.ros.org/electric/api/sensor_msgs/html/namespacesensor__msgs.html#a54f1de2a610d5c73ca54c77c079c0b8e" text:style-name="Internet_20_link" text:visited-style-name="Visited_20_Internet_20_Link">sensor_msgs::ImuConstPtr</text:a></text:p>
          </table:table-cell>
        </table:table-row>
        <table:table-row>
          <table:table-cell office:value-type="string">
            <text:p text:style-name="P12">typedef boost::shared_ptr<text:line-break/>&lt; ::<text:a xlink:type="simple" xlink:href="http://docs.ros.org/electric/api/sensor_msgs/html/structsensor__msgs_1_1Imu__.html" text:style-name="Internet_20_link" text:visited-style-name="Visited_20_Internet_20_Link">sensor_msgs::Imu</text:a> &gt; </text:p>
          </table:table-cell>
          <table:table-cell table:style-name="Table1.B1" office:value-type="string">
            <text:p text:style-name="Table_20_Contents"><text:a xlink:type="simple" xlink:href="http://docs.ros.org/electric/api/sensor_msgs/html/namespacesensor__msgs.html#a725a30d23f71a4bf9d374cffc877c69a" text:style-name="Internet_20_link" text:visited-style-name="Visited_20_Internet_20_Link">sensor_msgs::ImuPtr</text:a></text:p>
          </table:table-cell>
        </table:table-row>
      </table:table>
      <text:p text:style-name="P9"/>
      <text:p text:style-name="P9">2.1 1/9 스코프 문제</text:p>
      <text:p text:style-name="P9"><text:s/></text:p>
      <text:p text:style-name="P9">2.1.1 문제점: <text:s/>메인함수와 콜백함수의 스코프가 달라서 콜백함수 내에서 메세지를 퍼블리시할 수 없다.</text:p>
      <text:p text:style-name="P9"/>
      <text:p text:style-name="P9">2.1.2 해결법: <text:s/>클래스를 설정하거나 퍼블리셔를 글로벌 변수로 선언한다. 이 프로젝트에서는 후자를 선택했는데</text:p>
      <text:p text:style-name="P9"><text:span text:style-name="T8">ros::Subscriber</text:span><text:span text:style-name="T10"> *ros_myahrs_sub_ptr;</text:span></text:p>
      <text:p text:style-name="P9"><text:span text:style-name="T8">ros::Publisher</text:span><text:span text:style-name="T10"> *twist_pub_ptr;</text:span></text:p>
      <text:p text:style-name="P9"><text:soft-page-break/><text:span text:style-name="T10">글로번 변수를 설정하고</text:span></text:p>
      <text:p text:style-name="P9"><text:span text:style-name="T10"/></text:p>
      <text:p text:style-name="P9"><text:span text:style-name="T10">ros_myahrs_sub_ptr = </text:span><text:span text:style-name="T12">new</text:span><text:span text:style-name="T10"> </text:span><text:span text:style-name="T8">ros::Subscriber</text:span><text:span text:style-name="T10">;</text:span></text:p>
      <text:p text:style-name="P11"><text:span text:style-name="T10">*ros_myahrs_sub_ptr = nh.</text:span><text:span text:style-name="T8">subscribe</text:span><text:span text:style-name="T10">(</text:span><text:span text:style-name="T13">"</text:span><text:span text:style-name="T14">imu</text:span><text:span text:style-name="T13">/data"</text:span><text:span text:style-name="T10">, 100, msgCallback);</text:span></text:p>
      <text:p text:style-name="P11"><text:span text:style-name="T10">twist_pub_ptr = </text:span><text:span text:style-name="T12">new</text:span><text:span text:style-name="T10"> </text:span><text:span text:style-name="T8">ros::Publisher</text:span><text:span text:style-name="T10">;</text:span></text:p>
      <text:p text:style-name="P11"><text:span text:style-name="T10">*twist_pub_ptr = nh.</text:span><text:span text:style-name="T8">advertise</text:span><text:span text:style-name="T10">&lt;</text:span><text:span text:style-name="T8">geometry_msgs::Twist</text:span><text:span text:style-name="T10">&gt;(</text:span><text:span text:style-name="T13">"turtle1/cmd_vel"</text:span><text:span text:style-name="T10">, 100);</text:span></text:p>
      <text:p text:style-name="P9"><text:span text:style-name="T10"/></text:p>
      <text:p text:style-name="P9"><text:span text:style-name="T10">포인터가 가리키는 객체 지정해준다. </text:span></text:p>
      <text:p text:style-name="P9"><text:span text:style-name="T10"/></text:p>
      <text:p text:style-name="P9"><text:span text:style-name="T11">twist_pub_ptr→publish(twist);</text:span></text:p>
      <text:p text:style-name="P9"><text:span text:style-name="T9"/></text:p>
      <text:p text:style-name="P10"><text:span text:style-name="T2">변수를 이용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5:44:21.121026341</meta:creation-date>
    <dc:date>2019-01-09T16:16:48.664720691</dc:date>
    <meta:editing-duration>PT9M16S</meta:editing-duration>
    <meta:editing-cycles>1</meta:editing-cycles>
    <meta:document-statistic meta:table-count="1" meta:image-count="0" meta:object-count="0" meta:page-count="3" meta:paragraph-count="38" meta:word-count="357" meta:character-count="1223" meta:non-whitespace-character-count="1038"/>
    <meta:generator>LibreOffice/5.1.6.2$Linux_X86_64 LibreOffice_project/10m0$Build-2</meta:generator>
  </office:meta>
</office:document-meta>
</file>